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be5ef"/>
    </style:style>
    <style:style style:name="P2" style:family="paragraph" style:parent-style-name="Standard">
      <style:paragraph-properties fo:text-align="center" style:justify-single-word="false"/>
      <style:text-properties officeooo:paragraph-rsid="000be5ef"/>
    </style:style>
    <style:style style:name="P3" style:family="paragraph" style:parent-style-name="Header">
      <style:paragraph-properties fo:text-align="end" style:justify-single-word="false"/>
      <style:text-properties officeooo:rsid="00043787" officeooo:paragraph-rsid="000be5ef"/>
    </style:style>
    <style:style style:name="T1" style:family="text">
      <style:text-properties officeooo:rsid="000acfcf"/>
    </style:style>
    <style:style style:name="T2" style:family="text">
      <style:text-properties fo:font-weight="bold" officeooo:rsid="00043787" style:font-weight-asian="bold" style:font-weight-complex="bold"/>
    </style:style>
    <style:style style:name="T3" style:family="text">
      <style:text-properties fo:font-weight="bold" officeooo:rsid="000be5ef" style:font-weight-asian="bold" style:font-weight-complex="bold"/>
    </style:style>
    <style:style style:name="T4" style:family="text">
      <style:text-properties officeooo:rsid="0009d881"/>
    </style:style>
    <style:style style:name="T5" style:family="text">
      <style:text-properties officeooo:rsid="000be5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Assignment </text:span><text:span text:style-name="T3">3</text:span><text:span text:style-name="T2">: </text:span><text:span text:style-name="T3">Greatest Challenge</text:span><text:tab/></text:p>
      <text:p text:style-name="P1"/>
      <text:p text:style-name="P1"><text:span text:style-name="T1"><text:tab/>I think my greatest challenge will be found in patience and fixing things at times. I’m generally pretty patient when it comes to learning and resolving conflicts. But, there have been times I was getting pretty angry over a bug, which I couldn’t determine. I can recall several examples where my frustration got the best of me, and that stopped me from seeing the solution as quickly. I realize, sometimes, I need to get up and walk away from a problem in order to better solve it.</text:span></text:p>
      <text:p text:style-name="Standard"><text:tab/><text:span text:style-name="T1">Once I’ve given myself sufficient time to relax, I can generally approach the solution in a more intelligent way. My problem is that I’m determined to solve the problem, so knowing when to take a break is hard for me. It’s something I’ve worked on and am continuing to work on. Naturally, level heads will prevail, as they s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3787" officeooo:paragraph-rsid="000be5ef"/>
    </style:style>
    <style:style style:name="MT1" style:family="text">
      <style:text-properties officeooo:rsid="000be5e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oah Perlmutter</text:p>
        <text:p text:style-name="MP1">Pre-Work</text:p>
        <text:p text:style-name="MP1">Assignment <text:span text:style-name="MT1">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5:39:12.929000000</meta:creation-date>
    <dc:date>2017-06-07T15:48:11.020000000</dc:date>
    <meta:editing-duration>PT8M57S</meta:editing-duration>
    <meta:editing-cycles>4</meta:editing-cycles>
    <meta:generator>LibreOffice/5.1.6.2$Windows_X86_64 LibreOffice_project/07ac168c60a517dba0f0d7bc7540f5afa45f0909</meta:generator>
    <meta:document-statistic meta:table-count="0" meta:image-count="0" meta:object-count="0" meta:page-count="1" meta:paragraph-count="6" meta:word-count="155" meta:character-count="879" meta:non-whitespace-character-count="727"/>
  </office:meta>
</office:document-meta>
</file>